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5" table:style-name="ta1">
        <table:shapes>
          <draw:frame draw:z-index="0" draw:style-name="gr1" draw:text-style-name="P1" svg:width="15.999cm" svg:height="8.999cm" svg:x="2.05cm" svg:y="0.1cm">
            <draw:object draw:notify-on-update-of-ranges="FUNCAO5.B1:FUNCAO5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04cm" svg:x="15.796cm" svg:y="0.186cm">
            <draw:object draw:notify-on-update-of-ranges="FUNCAO5.C1:FUNCAO5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28" calcext:value-type="float">
            <text:p>1262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55" calcext:value-type="float">
            <text:p>1805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60" calcext:value-type="float">
            <text:p>736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12" calcext:value-type="float">
            <text:p>781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96" calcext:value-type="float">
            <text:p>48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96" calcext:value-type="float">
            <text:p>489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53" calcext:value-type="float">
            <text:p>395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12" calcext:value-type="float">
            <text:p>401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63" calcext:value-type="float">
            <text:p>336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42" calcext:value-type="float">
            <text:p>214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4" calcext:value-type="float">
            <text:p>197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4" calcext:value-type="float">
            <text:p>176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8" calcext:value-type="float">
            <text:p>155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8" calcext:value-type="float">
            <text:p>136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0" calcext:value-type="float">
            <text:p>105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2" calcext:value-type="float">
            <text:p>96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6" calcext:value-type="float">
            <text:p>93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" calcext:value-type="float">
            <text:p>726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3" calcext:value-type="float">
            <text:p>69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7" calcext:value-type="float">
            <text:p>627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0" calcext:value-type="float">
            <text:p>51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8" calcext:value-type="float">
            <text:p>448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5" calcext:value-type="float">
            <text:p>555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" calcext:value-type="float">
            <text:p>444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2" calcext:value-type="float">
            <text:p>39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76.648396" calcext:value-type="float">
            <text:p>276,6483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273.272651" calcext:value-type="float">
            <text:p>273,272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76.409972" calcext:value-type="float">
            <text:p>276,409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276.409973" calcext:value-type="float">
            <text:p>276,4099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98.179917" calcext:value-type="float">
            <text:p>298,1799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76.41008" calcext:value-type="float">
            <text:p>276,410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273.284153" calcext:value-type="float">
            <text:p>273,2841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73.27345" calcext:value-type="float">
            <text:p>273,273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8.179921" calcext:value-type="float">
            <text:p>298,1799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73.282652" calcext:value-type="float">
            <text:p>273,282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73.766164" calcext:value-type="float">
            <text:p>273,7661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73.597778" calcext:value-type="float">
            <text:p>273,5977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73.383423" calcext:value-type="float">
            <text:p>273,3834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73.540996" calcext:value-type="float">
            <text:p>273,5409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73.282115" calcext:value-type="float">
            <text:p>273,282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74.403795" calcext:value-type="float">
            <text:p>274,4037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73.561173" calcext:value-type="float">
            <text:p>273,5611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73.340427" calcext:value-type="float">
            <text:p>273,3404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74.167254" calcext:value-type="float">
            <text:p>274,1672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73.68696" calcext:value-type="float">
            <text:p>273,686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8.13322" calcext:value-type="float">
            <text:p>278,133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3.801617" calcext:value-type="float">
            <text:p>273,8016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5.648935" calcext:value-type="float">
            <text:p>275,6489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73.428164" calcext:value-type="float">
            <text:p>273,428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79.42926" calcext:value-type="float">
            <text:p>279,429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4.156371" calcext:value-type="float">
            <text:p>274,1563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6.265191" calcext:value-type="float">
            <text:p>276,2651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6.48478" calcext:value-type="float">
            <text:p>276,484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6.558871" calcext:value-type="float">
            <text:p>276,5588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5.666367" calcext:value-type="float">
            <text:p>275,6663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5.380516" calcext:value-type="float">
            <text:p>275,3805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74.629352" calcext:value-type="float">
            <text:p>274,6293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3.403086" calcext:value-type="float">
            <text:p>273,4030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5.500531" calcext:value-type="float">
            <text:p>275,5005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82.832296" calcext:value-type="float">
            <text:p>282,8322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74.192081" calcext:value-type="float">
            <text:p>274,1920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3.841531" calcext:value-type="float">
            <text:p>273,8415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6.350357" calcext:value-type="float">
            <text:p>276,3503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74.306122" calcext:value-type="float">
            <text:p>274,306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4.412112" calcext:value-type="float">
            <text:p>274,4121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5.70242" calcext:value-type="float">
            <text:p>275,702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76.036542" calcext:value-type="float">
            <text:p>276,0365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6.647466" calcext:value-type="float">
            <text:p>276,6474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73.929744" calcext:value-type="float">
            <text:p>273,9297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5.487804" calcext:value-type="float">
            <text:p>275,487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21:35.251380838</dc:date>
    <meta:editing-duration>PT1M35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5 - AVALIAÇÕES</text:p>
        </chart:title>
        <chart:plot-area chart:style-name="ch3" table:cell-range-address="FUNCAO5.B1:FUNCAO5.B75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5.B1:FUNCAO5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28">
                <text:p>12628</text:p>
                <draw:g>
                  <svg:desc>FUNCAO5.B1:FUNCAO5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55">
                <text:p>18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title svg:x="4.894cm" svg:y="0.316cm" chart:style-name="ch2">
          <text:p>FUNÇÃO TESTE 5 - FITNESS</text:p>
        </chart:title>
        <chart:plot-area chart:style-name="ch3" table:cell-range-address="FUNCAO5.C1:FUNCAO5.C75" svg:x="1.33cm" svg:y="1.275cm" svg:width="14.34cm" svg:height="6.569cm">
          <chart:coordinate-region svg:x="2.137cm" svg:y="1.474cm" svg:width="13.533cm" svg:height="5.578cm"/>
          <chart:axis chart:dimension="x" chart:name="primary-x" chart:style-name="ch4">
            <chart:title svg:x="7.543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FUNCAO5.C1:FUNCAO5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.272651">
                <text:p>273.272651</text:p>
                <draw:g>
                  <svg:desc>FUNCAO5.C1:FUNCAO5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6.648396">
                <text:p>276.648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.272651">
                <text:p>273.272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6.409972">
                <text:p>276.4099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.409973">
                <text:p>276.409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8.179917">
                <text:p>298.179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6.41008">
                <text:p>276.410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.284153">
                <text:p>273.284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27345">
                <text:p>273.27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8.179921">
                <text:p>298.179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.282652">
                <text:p>273.282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3.766164">
                <text:p>273.7661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.597778">
                <text:p>273.597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3.383423">
                <text:p>273.383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3.540996">
                <text:p>273.5409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.282115">
                <text:p>273.282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.403795">
                <text:p>274.403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3.561173">
                <text:p>273.561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340427">
                <text:p>273.340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4.167254">
                <text:p>274.167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3.68696">
                <text:p>273.686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8.13322">
                <text:p>278.13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3.801617">
                <text:p>273.801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.648935">
                <text:p>275.648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3.428164">
                <text:p>273.428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9.42926">
                <text:p>279.42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.156371">
                <text:p>274.156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6.265191">
                <text:p>276.265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6.48478">
                <text:p>276.48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.558871">
                <text:p>276.558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5.666367">
                <text:p>275.666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5.380516">
                <text:p>275.380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4.629352">
                <text:p>274.629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3.403086">
                <text:p>273.4030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5.500531">
                <text:p>275.5005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2.832296">
                <text:p>282.832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4.192081">
                <text:p>274.1920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3.841531">
                <text:p>273.841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.350357">
                <text:p>276.350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.306122">
                <text:p>274.306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4.412112">
                <text:p>274.412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5.70242">
                <text:p>275.70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6.036542">
                <text:p>276.0365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6.647466">
                <text:p>276.6474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3.929744">
                <text:p>273.9297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.487804">
                <text:p>275.487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